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add6e7"/>
    </style:style>
    <style:style style:name="gr2" style:family="graphic" style:parent-style-name="standard">
      <style:graphic-properties draw:stroke="none" svg:stroke-width="0.003cm" draw:fill-color="#076086"/>
    </style:style>
    <style:style style:name="gr3" style:family="graphic" style:parent-style-name="standard">
      <style:graphic-properties draw:stroke="none" svg:stroke-width="0.003cm" draw:fill-color="#3cafe4"/>
    </style:style>
    <style:style style:name="gr4" style:family="graphic" style:parent-style-name="standard">
      <style:graphic-properties draw:stroke="none" svg:stroke-width="0.003cm" draw:fill-color="#1c97cd"/>
    </style:style>
    <style:style style:name="gr5" style:family="graphic" style:parent-style-name="standard">
      <style:graphic-properties svg:stroke-width="0.005cm" svg:stroke-color="#add6e7" draw:fill="none" draw:fill-color="#ffffff" fo:padding-top="-0.047cm" fo:padding-bottom="-0.047cm" fo:padding-left="-0.047cm" fo:padding-right="-0.047cm"/>
    </style:style>
    <style:style style:name="gr6" style:family="graphic" style:parent-style-name="standard">
      <style:graphic-properties draw:stroke="none" svg:stroke-width="0.005cm" draw:fill-color="#076086"/>
    </style:style>
    <style:style style:name="gr7" style:family="graphic" style:parent-style-name="standard">
      <style:graphic-properties draw:stroke="none" svg:stroke-width="0.005cm" draw:fill-color="#add6e7"/>
    </style:style>
    <style:style style:name="gr8" style:family="graphic" style:parent-style-name="standard">
      <style:graphic-properties draw:stroke="none" svg:stroke-width="0.005cm" draw:fill-color="#3cafe4"/>
    </style:style>
    <style:style style:name="gr9" style:family="graphic" style:parent-style-name="standard">
      <style:graphic-properties draw:stroke="none" svg:stroke-width="0.005cm" draw:fill-color="#1c97cd"/>
    </style:style>
  </office:automatic-styles>
  <office:body>
    <office:drawing>
      <draw:page draw:name="page1" draw:style-name="dp1" draw:master-page-name="Default">
        <draw:g>
          <draw:glue-point draw:id="4" svg:x="-2.259cm" svg:y="-5cm"/>
          <draw:glue-point draw:id="5" svg:x="-2.878cm" svg:y="5cm"/>
          <draw:glue-point draw:id="6" svg:x="-5cm" svg:y="-2.562cm"/>
          <draw:glue-point draw:id="7" svg:x="-5cm" svg:y="2.492cm"/>
          <draw:glue-point draw:id="8" svg:x="-5cm" svg:y="1.229cm"/>
          <draw:glue-point draw:id="9" svg:x="-5cm" svg:y="0.438cm"/>
          <draw:glue-point draw:id="10" svg:x="-5cm" svg:y="-1.011cm"/>
          <draw:glue-point draw:id="11" svg:x="5cm" svg:y="-0.388cm"/>
          <draw:glue-point draw:id="12" svg:x="5cm" svg:y="0.114cm"/>
          <draw:glue-point draw:id="13" svg:x="-2.238cm" svg:y="0.035cm"/>
          <draw:polygon draw:style-name="gr1" draw:layer="layout" svg:width="0.251cm" svg:height="0.101cm" svg:x="1.097cm" svg:y="0.922cm" svg:viewBox="0 0 252 102" draw:points="0,102 252,102 252,0 0,0">
            <text:p/>
          </draw:polygon>
          <draw:polygon draw:style-name="gr2" draw:layer="layout" svg:width="0.251cm" svg:height="0.061cm" svg:x="1.081cm" svg:y="0.942cm" svg:viewBox="0 0 252 62" draw:points="0,62 252,62 252,0 0,0">
            <text:p/>
          </draw:polygon>
          <draw:polygon draw:style-name="gr3" draw:layer="layout" svg:width="0.399cm" svg:height="0.557cm" svg:x="0.296cm" svg:y="0.01cm" svg:viewBox="0 0 400 558" draw:points="307,558 0,82 82,0 400,474">
            <text:p/>
          </draw:polygon>
          <draw:polygon draw:style-name="gr1" draw:layer="layout" svg:width="0.325cm" svg:height="0.489cm" svg:x="0.285cm" svg:y="0.083cm" svg:viewBox="0 0 326 490" draw:points="3,2 2,15 308,490 326,479 18,4 3,2 18,4 18,3 17,2 16,1 15,1 14,0 13,0 13,0 12,0 11,0 10,0 9,0 8,0 7,0 6,0 5,1 5,1 4,2 3,2 3,3 2,4 1,4 1,5 1,6 0,7 0,8 0,9 0,10 0,11 0,12 1,13 1,14 2,15">
            <text:p/>
          </draw:polygon>
          <draw:polygon draw:style-name="gr1" draw:layer="layout" svg:width="0.099cm" svg:height="0.1cm" svg:x="0.289cm" svg:y="0cm" svg:viewBox="0 0 100 101" draw:points="97,4 82,2 0,86 14,101 96,17 97,4 96,17 97,16 98,15 98,14 98,13 99,12 100,11 100,10 100,9 99,9 99,8 98,6 98,6 98,5 97,4 97,4 96,2 95,2 95,1 94,1 93,1 92,0 92,0 90,0 90,0 89,0 88,0 87,0 86,0 84,1 83,1 83,2 82,2">
            <text:p/>
          </draw:polygon>
          <draw:polygon draw:style-name="gr1" draw:layer="layout" svg:width="0.335cm" svg:height="0.49cm" svg:x="0.369cm" svg:y="0.005cm" svg:viewBox="0 0 336 491" draw:points="332,488 334,475 16,0 0,11 317,486 332,488 317,486 318,487 319,488 320,489 320,489 321,490 322,490 323,491 324,491 325,491 326,491 327,491 328,491 329,490 329,490 330,489 331,489 332,488 333,488 333,487 334,486 334,485 335,485 335,484 336,483 336,482 336,481 336,480 336,479 336,478 335,477 334,476 334,475">
            <text:p/>
          </draw:polygon>
          <draw:polygon draw:style-name="gr1" draw:layer="layout" svg:width="0.109cm" svg:height="0.101cm" svg:x="0.592cm" svg:y="0.477cm" svg:viewBox="0 0 110 102" draw:points="1,96 17,99 110,15 96,0 4,84 1,96 4,84 2,84 2,85 1,86 1,87 0,88 0,89 0,90 0,91 0,92 0,93 0,94 0,95 1,95 1,96 2,97 2,98 3,99 4,99 5,100 5,100 6,100 7,101 8,101 9,102 10,102 11,102 11,102 13,101 14,100 15,100 16,99 17,99">
            <text:p/>
          </draw:polygon>
          <draw:polygon draw:style-name="gr4" draw:layer="layout" svg:width="0.307cm" svg:height="1.897cm" svg:x="0.296cm" svg:y="0.092cm" svg:viewBox="0 0 308 1898" draw:points="0,1898 308,1423 308,474 0,0">
            <text:p/>
          </draw:polygon>
          <draw:polygon draw:style-name="gr1" draw:layer="layout" svg:width="0.325cm" svg:height="0.49cm" svg:x="0.288cm" svg:y="1.505cm" svg:viewBox="0 0 326 491" draw:points="326,10 307,4 0,480 16,491 324,15 326,10 324,15 324,14 325,13 325,12 326,11 326,10 326,9 326,8 325,7 325,6 324,5 324,5 324,4 323,3 322,3 321,2 321,1 320,1 319,1 318,0 317,0 316,0 316,0 315,0 314,0 313,0 312,0 311,1 310,1 309,2 309,3 308,4 307,4">
            <text:p/>
          </draw:polygon>
          <draw:polygon draw:style-name="gr1" draw:layer="layout" svg:width="0.02cm" svg:height="0.959cm" svg:x="0.593cm" svg:y="0.557cm" svg:viewBox="0 0 21 960" draw:points="19,4 0,10 0,960 21,960 21,10 19,4 21,10 21,9 20,8 20,6 19,5 19,5 19,4 18,3 17,2 16,2 16,1 15,1 14,0 13,0 11,0 11,0 10,0 9,0 8,0 7,0 6,0 5,1 4,1 3,2 3,2 2,3 1,4 1,5 0,5 0,6 0,8 0,9 0,10">
            <text:p/>
          </draw:polygon>
          <draw:polygon draw:style-name="gr1" draw:layer="layout" svg:width="0.325cm" svg:height="0.489cm" svg:x="0.285cm" svg:y="0.083cm" svg:viewBox="0 0 326 490" draw:points="0,9 2,15 308,490 326,479 18,4 0,9 18,4 18,3 17,2 16,1 15,1 14,0 13,0 13,0 12,0 11,0 10,0 9,0 8,0 7,0 6,0 5,1 5,1 4,2 3,2 3,3 2,4 1,4 1,5 1,6 0,7 0,8 0,9 0,10 0,11 0,12 1,13 1,14 2,15">
            <text:p/>
          </draw:polygon>
          <draw:polygon draw:style-name="gr1" draw:layer="layout" svg:width="0.02cm" svg:height="1.908cm" svg:x="0.286cm" svg:y="0.092cm" svg:viewBox="0 0 21 1909" draw:points="19,1904 21,1898 21,0 0,0 0,1898 19,1904 0,1898 0,1899 0,1900 0,1902 0,1903 1,1904 1,1904 2,1906 2,1906 3,1907 4,1907 5,1907 6,1908 7,1908 8,1909 9,1909 10,1909 11,1909 12,1909 13,1908 14,1908 15,1907 16,1907 16,1907 17,1906 18,1906 19,1904 19,1904 20,1903 20,1902 21,1900 21,1899 21,1898">
            <text:p/>
          </draw:polygon>
          <draw:line draw:style-name="gr5" draw:layer="layout" svg:x1="0.601cm" svg:y1="0.984cm" svg:x2="0.304cm" svg:y2="0.484cm">
            <text:p/>
          </draw:line>
          <draw:line draw:style-name="gr5" draw:layer="layout" svg:x1="0.601cm" svg:y1="0.991cm" svg:x2="0.304cm" svg:y2="0.801cm">
            <text:p/>
          </draw:line>
          <draw:line draw:style-name="gr5" draw:layer="layout" svg:x1="0.601cm" svg:y1="0.993cm" svg:x2="0.304cm" svg:y2="1.493cm">
            <text:p/>
          </draw:line>
          <draw:line draw:style-name="gr5" draw:layer="layout" svg:x1="0.601cm" svg:y1="0.993cm" svg:x2="0.304cm" svg:y2="1.183cm">
            <text:p/>
          </draw:line>
          <draw:line draw:style-name="gr5" draw:layer="layout" svg:x1="0.601cm" svg:y1="0.99cm" svg:x2="0.304cm" svg:y2="0.99cm">
            <text:p/>
          </draw:line>
          <draw:line draw:style-name="gr5" draw:layer="layout" svg:x1="0.297cm" svg:y1="0.488cm" svg:x2="0cm" svg:y2="0.488cm">
            <text:p/>
          </draw:line>
          <draw:line draw:style-name="gr5" draw:layer="layout" svg:x1="0.297cm" svg:y1="0.798cm" svg:x2="0cm" svg:y2="0.798cm">
            <text:p/>
          </draw:line>
          <draw:line draw:style-name="gr5" draw:layer="layout" svg:x1="0.297cm" svg:y1="0.993cm" svg:x2="0cm" svg:y2="0.993cm">
            <text:p/>
          </draw:line>
          <draw:line draw:style-name="gr5" draw:layer="layout" svg:x1="0.297cm" svg:y1="1.182cm" svg:x2="0cm" svg:y2="1.182cm">
            <text:p/>
          </draw:line>
          <draw:line draw:style-name="gr5" draw:layer="layout" svg:x1="0.297cm" svg:y1="1.498cm" svg:x2="0cm" svg:y2="1.498cm">
            <text:p/>
          </draw:line>
          <draw:polygon draw:style-name="gr6" draw:layer="layout" svg:width="0.082cm" svg:height="1.031cm" svg:x="1.074cm" svg:y="0.483cm" svg:viewBox="0 0 83 1032" draw:points="0,1032 0,82 83,0 83,949">
            <text:p/>
          </draw:polygon>
          <draw:polygon draw:style-name="gr7" draw:layer="layout" svg:width="0.02cm" svg:height="0.958cm" svg:x="1.064cm" svg:y="0.556cm" svg:viewBox="0 0 21 959" draw:points="2,2 0,9 0,959 21,959 21,9 2,2 21,9 21,8 21,7 20,6 19,5 19,4 19,3 18,2 17,2 16,1 16,1 14,1 14,0 13,0 12,0 11,0 10,0 9,0 8,0 7,0 6,0 5,1 4,1 3,1 2,2 2,2 1,3 1,4 0,5 0,6 0,7 0,8 0,9">
            <text:p/>
          </draw:polygon>
          <draw:polygon draw:style-name="gr7" draw:layer="layout" svg:width="0.099cm" svg:height="0.1cm" svg:x="1.067cm" svg:y="0.473cm" svg:viewBox="0 0 100 101" draw:points="100,10 82,3 0,86 14,101 96,17 100,10 96,17 98,16 98,15 99,14 100,13 100,12 100,12 100,10 100,9 100,9 100,7 100,6 99,6 98,5 98,4 97,3 96,2 96,2 95,2 94,1 94,1 92,0 92,0 91,0 90,0 89,0 88,0 87,0 86,0 85,1 84,1 83,2 82,3">
            <text:p/>
          </draw:polygon>
          <draw:polygon draw:style-name="gr7" draw:layer="layout" svg:width="0.02cm" svg:height="0.959cm" svg:x="1.146cm" svg:y="0.483cm" svg:viewBox="0 0 21 960" draw:points="17,956 21,949 21,0 0,0 0,949 17,956 0,949 0,950 0,951 0,953 1,954 1,954 1,955 2,956 2,957 4,957 4,958 5,958 6,959 7,959 8,960 9,960 10,960 11,960 12,960 13,959 14,959 15,958 15,958 16,957 17,957 18,956 19,955 19,954 20,954 20,953 21,951 21,950 21,949">
            <text:p/>
          </draw:polygon>
          <draw:polygon draw:style-name="gr7" draw:layer="layout" svg:width="0.099cm" svg:height="0.099cm" svg:x="1.064cm" svg:y="1.425cm" svg:viewBox="0 0 100 100" draw:points="0,89 17,97 100,13 85,0 3,82 0,89 3,82 2,83 1,84 1,85 1,86 0,87 0,88 0,89 0,90 0,91 0,92 0,93 1,94 1,94 2,95 3,96 3,97 4,97 4,98 5,98 6,99 7,99 8,100 9,100 10,100 10,100 11,100 13,100 13,99 14,98 16,98 16,97 17,97">
            <text:p/>
          </draw:polygon>
          <draw:polygon draw:style-name="gr8" draw:layer="layout" svg:width="0.553cm" svg:height="0.082cm" svg:x="0.604cm" svg:y="0.483cm" svg:viewBox="0 0 554 83" draw:points="471,83 0,83 92,0 554,0">
            <text:p/>
          </draw:polygon>
          <draw:polygon draw:style-name="gr7" draw:layer="layout" svg:width="0.481cm" svg:height="0.02cm" svg:x="0.593cm" svg:y="0.556cm" svg:viewBox="0 0 482 21" draw:points="3,2 10,21 482,21 482,0 10,0 3,2 10,0 8,0 7,0 6,0 5,0 4,1 3,1 3,2 2,2 1,4 1,4 1,5 0,6 0,7 0,8 0,9 0,10 0,11 0,12 0,13 0,14 1,15 1,16 1,16 2,18 3,18 3,19 4,19 5,20 6,20 7,21 8,21 10,21">
            <text:p/>
          </draw:polygon>
          <draw:polygon draw:style-name="gr7" draw:layer="layout" svg:width="0.109cm" svg:height="0.1cm" svg:x="0.597cm" svg:y="0.473cm" svg:viewBox="0 0 110 101" draw:points="99,0 92,2 0,85 13,101 106,17 99,0 106,17 107,17 108,16 108,14 108,14 109,13 109,12 110,11 110,10 110,9 109,8 109,7 109,6 108,6 108,5 107,4 107,3 106,2 105,2 104,1 104,1 103,1 102,0 101,0 100,0 99,0 98,0 97,0 96,0 95,1 94,1 93,2 92,2">
            <text:p/>
          </draw:polygon>
          <draw:polygon draw:style-name="gr7" draw:layer="layout" svg:width="0.471cm" svg:height="0.021cm" svg:x="0.695cm" svg:y="0.473cm" svg:viewBox="0 0 472 22" draw:points="468,18 462,0 0,0 0,22 462,22 468,18 462,22 463,22 464,21 465,21 466,20 467,20 467,19 468,18 469,18 470,17 470,17 470,15 471,15 472,14 472,12 472,12 472,11 472,9 472,9 472,7 471,7 470,6 470,5 470,4 469,3 468,3 467,2 467,1 466,1 465,0 464,0 463,0 462,0">
            <text:p/>
          </draw:polygon>
          <draw:polygon draw:style-name="gr7" draw:layer="layout" svg:width="0.099cm" svg:height="0.099cm" svg:x="1.064cm" svg:y="0.476cm" svg:viewBox="0 0 100 100" draw:points="10,100 17,97 100,13 85,0 3,82 10,100 3,82 2,83 1,84 1,85 1,86 0,87 0,88 0,89 0,90 0,91 0,92 0,93 1,94 1,94 2,95 3,96 3,97 4,97 4,98 5,98 6,99 7,99 8,100 9,100 10,100 10,100 11,100 13,100 13,99 14,99 16,98 16,97 17,97">
            <text:p/>
          </draw:polygon>
          <draw:polygon draw:style-name="gr9" draw:layer="layout" svg:width="0.471cm" svg:height="0.949cm" svg:x="0.604cm" svg:y="0.565cm" svg:viewBox="0 0 472 950" draw:points="0,0 0,950 472,950 472,0">
            <text:p/>
          </draw:polygon>
          <draw:polygon draw:style-name="gr7" draw:layer="layout" svg:width="0.02cm" svg:height="0.959cm" svg:x="0.593cm" svg:y="0.565cm" svg:viewBox="0 0 21 960" draw:points="10,960 21,949 21,0 0,0 0,949 10,960 0,949 0,951 0,952 0,953 0,954 1,955 1,955 2,956 3,957 3,958 4,958 5,958 6,959 7,960 8,960 9,960 10,960 11,960 12,960 13,960 14,959 15,958 15,958 16,958 17,957 18,956 18,955 19,955 20,954 20,953 21,952 21,951 21,949">
            <text:p/>
          </draw:polygon>
          <draw:polygon draw:style-name="gr7" draw:layer="layout" svg:width="0.481cm" svg:height="0.02cm" svg:x="0.604cm" svg:y="1.504cm" svg:viewBox="0 0 482 21" draw:points="482,10 471,0 0,0 0,21 471,21 482,10 471,21 472,21 473,21 475,20 476,20 477,19 478,19 478,18 479,18 480,16 480,16 480,15 481,14 481,13 482,12 482,11 482,10 482,9 482,8 481,7 481,6 480,5 480,4 480,4 479,2 478,2 478,1 477,1 476,0 475,0 473,0 472,0 471,0">
            <text:p/>
          </draw:polygon>
          <draw:polygon draw:style-name="gr7" draw:layer="layout" svg:width="0.02cm" svg:height="0.958cm" svg:x="1.064cm" svg:y="0.556cm" svg:viewBox="0 0 21 959" draw:points="10,0 0,9 0,959 21,959 21,9 10,0 21,9 21,8 21,7 20,6 19,5 19,4 19,3 18,2 17,2 16,1 16,1 14,1 14,0 13,0 12,0 11,0 10,0 9,0 8,0 7,0 6,0 5,1 4,1 3,1 2,2 2,2 1,3 1,4 0,5 0,6 0,7 0,8 0,9">
            <text:p/>
          </draw:polygon>
          <draw:polygon draw:style-name="gr7" draw:layer="layout" svg:width="0.481cm" svg:height="0.02cm" svg:x="0.593cm" svg:y="0.556cm" svg:viewBox="0 0 482 21" draw:points="0,10 10,21 482,21 482,0 10,0 0,10 10,0 8,0 7,0 6,0 5,0 4,1 3,1 3,2 2,2 1,4 1,4 1,5 0,6 0,7 0,8 0,9 0,10 0,11 0,12 0,13 0,14 1,15 1,16 1,16 2,18 3,18 3,19 4,19 5,20 6,20 7,21 8,21 10,2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WDM Filter</dc:title>
    <meta:creation-date>2011-02-07T16:41:07</meta:creation-date>
    <meta:editing-duration>P0D</meta:editing-duration>
    <meta:editing-cycles>1</meta:editing-cycles>
    <meta:document-statistic meta:object-count="38"/>
    <meta:generator>OpenOffice.org/3.3$Linux OpenOffice.org_project/330m20$Build-9567</meta:generator>
  </office:meta>
</office:document-meta>
</file>